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9211e"/>
    </style:style>
    <style:style style:name="ce4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99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WBSS</text:p>
          </table:table-cell>
          <table:table-cell office:value-type="string" calcext:value-type="string">
            <text:p>TPWS</text:p>
          </table:table-cell>
          <table:table-cell office:value-type="string" calcext:value-type="string">
            <text:p>Total Power</text:p>
          </table:table-cell>
          <table:table-cell office:value-type="string" calcext:value-type="string">
            <text:p>Failed Route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U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BUFG</text:p>
          </table:table-cell>
          <table:table-cell office:value-type="string" calcext:value-type="string">
            <text:p>MMC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Run Strategy</text:p>
          </table:table-cell>
          <table:table-cell office:value-type="string" calcext:value-type="string">
            <text:p>Report Strateg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escription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constrs_1</text:p>
          </table:table-cell>
          <table:table-cell table:style-name="ce1" office:value-type="string" calcext:value-type="string">
            <text:p>synth_design Complete!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Off</text:p>
          </table:table-cell>
          <table:table-cell table:style-name="ce1" table:number-columns-repeated="8"/>
          <table:table-cell table:style-name="ce2" office:value-type="float" office:value="6871" calcext:value-type="float">
            <text:p>6871</text:p>
          </table:table-cell>
          <table:table-cell table:style-name="ce2" office:value-type="float" office:value="3159" calcext:value-type="float">
            <text:p>3159</text:p>
          </table:table-cell>
          <table:table-cell table:style-name="ce4" office:value-type="float" office:value="11" calcext:value-type="float">
            <text:p>11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1-03-21T15:48:19" calcext:value-type="date">
            <text:p>3/21/2021 15:48</text:p>
          </table:table-cell>
          <table:table-cell table:style-name="ce1" office:value-type="string" calcext:value-type="string">
            <text:p>00:03:29</text:p>
          </table:table-cell>
          <table:table-cell table:style-name="ce1" office:value-type="string" calcext:value-type="string">
            <text:p>custom2_synthesis (Vivado Synthesis 2020)</text:p>
          </table:table-cell>
          <table:table-cell table:style-name="ce1" office:value-type="string" calcext:value-type="string">
            <text:p>Vivado Synthesis Default Reports (Vivado Synthesis 2020)</text:p>
          </table:table-cell>
          <table:table-cell table:style-name="ce1" office:value-type="string" calcext:value-type="string">
            <text:p>xc7a100tcsg324-2</text:p>
          </table:table-cell>
          <table:table-cell table:style-name="ce1" office:value-type="string" calcext:value-type="string">
            <text:p>marcPC</text:p>
          </table:table-cell>
          <table:table-cell table:style-name="ce1"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992"/>
        </table:table-row>
        <table:table-row-group>
          <table:table-row table:style-name="ro1">
            <table:table-cell table:style-name="ce1" office:value-type="string" calcext:value-type="string">
              <text:p>impl_2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220319762825966" calcext:value-type="float">
              <text:p>-0.22</text:p>
            </table:table-cell>
            <table:table-cell table:style-name="ce3" office:value-type="float" office:value="-1.44889259338379" calcext:value-type="float">
              <text:p>-1.45</text:p>
            </table:table-cell>
            <table:table-cell table:style-name="ce4" office:value-type="float" office:value="0.0953037664294243" calcext:value-type="float">
              <text:p>0.1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2201318740845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60" calcext:value-type="float">
              <text:p>7060</text:p>
            </table:table-cell>
            <table:table-cell table:style-name="ce2" office:value-type="float" office:value="3192" calcext:value-type="float">
              <text:p>3192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5:52:01" calcext:value-type="date">
              <text:p>3/21/2021 15:52</text:p>
            </table:table-cell>
            <table:table-cell table:style-name="ce1" office:value-type="string" calcext:value-type="string">
              <text:p>00:20:17</text:p>
            </table:table-cell>
            <table:table-cell table:style-name="ce1" office:value-type="string" calcext:value-type="string">
              <text:p>Vivado Implementation Defaults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Default settings for Implementation.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3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192486029118299" calcext:value-type="float">
              <text:p>0.02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952153876423836" calcext:value-type="float">
              <text:p>0.1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7665047645569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60" calcext:value-type="float">
              <text:p>7060</text:p>
            </table:table-cell>
            <table:table-cell table:style-name="ce2" office:value-type="float" office:value="3192" calcext:value-type="float">
              <text:p>3192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5:51:59" calcext:value-type="date">
              <text:p>3/21/2021 15:51</text:p>
            </table:table-cell>
            <table:table-cell table:style-name="ce1" office:value-type="string" calcext:value-type="string">
              <text:p>00:51:22</text:p>
            </table:table-cell>
            <table:table-cell table:style-name="ce1" office:value-type="string" calcext:value-type="string">
              <text:p>Performance_ExplorePostRoutePhys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4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number-columns-repeated="2" table:style-name="ce3" office:value-type="float" office:value="-0.0763380452990532" calcext:value-type="float">
              <text:p>-0.08</text:p>
            </table:table-cell>
            <table:table-cell table:style-name="ce4" office:value-type="float" office:value="0.0427048392593861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1510262489319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82" calcext:value-type="float">
              <text:p>7082</text:p>
            </table:table-cell>
            <table:table-cell table:style-name="ce2" office:value-type="float" office:value="3159" calcext:value-type="float">
              <text:p>3159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5:51:59" calcext:value-type="date">
              <text:p>3/21/2021 15:51</text:p>
            </table:table-cell>
            <table:table-cell table:style-name="ce1" office:value-type="string" calcext:value-type="string">
              <text:p>00:48:05</text:p>
            </table:table-cell>
            <table:table-cell table:style-name="ce1" office:value-type="string" calcext:value-type="string">
              <text:p>Performance_ExtraTiming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Includes alternate algorithms for timing-driven optimization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5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0462616607546806" calcext:value-type="float">
              <text:p>-0.05</text:p>
            </table:table-cell>
            <table:table-cell table:style-name="ce3" office:value-type="float" office:value="-0.140016883611679" calcext:value-type="float">
              <text:p>-0.14</text:p>
            </table:table-cell>
            <table:table-cell table:style-name="ce4" office:value-type="float" office:value="0.0392068587243557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1690983772278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82" calcext:value-type="float">
              <text:p>7082</text:p>
            </table:table-cell>
            <table:table-cell table:style-name="ce2" office:value-type="float" office:value="3159" calcext:value-type="float">
              <text:p>3159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5:52:00" calcext:value-type="date">
              <text:p>3/21/2021 15:52</text:p>
            </table:table-cell>
            <table:table-cell table:style-name="ce1" office:value-type="string" calcext:value-type="string">
              <text:p>00:51:29</text:p>
            </table:table-cell>
            <table:table-cell table:style-name="ce1" office:value-type="string" calcext:value-type="string">
              <text:p>Congestion_SpreadLogic_high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pread logic throughout the device to avoid creating congested regions. (high setting: highest degree of spreading)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6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0162181374616921" calcext:value-type="float">
              <text:p>0.0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953037664294243" calcext:value-type="float">
              <text:p>0.1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7067674994469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60" calcext:value-type="float">
              <text:p>7060</text:p>
            </table:table-cell>
            <table:table-cell table:style-name="ce2" office:value-type="float" office:value="3192" calcext:value-type="float">
              <text:p>3192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5:52:02" calcext:value-type="date">
              <text:p>3/21/2021 15:52</text:p>
            </table:table-cell>
            <table:table-cell table:style-name="ce1" office:value-type="string" calcext:value-type="string">
              <text:p>00:51:08</text:p>
            </table:table-cell>
            <table:table-cell table:style-name="ce1" office:value-type="string" calcext:value-type="string">
              <text:p>Flow_RunPostRoutePhys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7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416937582194805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427048392593861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0915825366974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082" calcext:value-type="float">
              <text:p>7082</text:p>
            </table:table-cell>
            <table:table-cell table:style-name="ce2" office:value-type="float" office:value="3159" calcext:value-type="float">
              <text:p>3159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5:52:00" calcext:value-type="date">
              <text:p>3/21/2021 15:52</text:p>
            </table:table-cell>
            <table:table-cell table:style-name="ce1" office:value-type="string" calcext:value-type="string">
              <text:p>00:47:42</text:p>
            </table:table-cell>
            <table:table-cell table:style-name="ce1" office:value-type="string" calcext:value-type="string">
              <text:p>custom_implementation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992"/>
          </table:table-row>
        </table:table-row-group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5:46:23</meta:creation-date>
    <meta:initial-creator>Apache POI</meta:initial-creator>
    <meta:generator>LibreOffice/7.0.4.2$Linux_X86_64 LibreOffice_project/00$Build-2</meta:generator>
    <dc:date>2021-03-21T16:51:05.271327630</dc:date>
    <meta:editing-duration>PT33S</meta:editing-duration>
    <meta:editing-cycles>1</meta:editing-cycles>
    <meta:document-statistic meta:table-count="1" meta:cell-count="242" meta:object-count="0"/>
  </office:meta>
</office:document-meta>
</file>